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ebee" draw:textarea-vertical-align="middle" draw:auto-grow-height="false" fo:min-height="0.916cm" fo:min-width="3.633cm" fo:padding-top="0.05cm" fo:padding-bottom="0.05cm" fo:padding-left="0.05cm" fo:padding-right="0.05cm" fo:wrap-option="wrap"/>
      <style:paragraph-properties style:writing-mode="lr-tb"/>
    </style:style>
    <style:style style:name="gr2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-color="#e3f2fd" draw:textarea-vertical-align="middle" draw:auto-grow-height="false" fo:min-height="0.916cm" fo:min-width="7.139cm" fo:padding-top="0.05cm" fo:padding-bottom="0.05cm" fo:padding-left="0.05cm" fo:padding-right="0.05cm" fo:wrap-option="wrap"/>
      <style:paragraph-properties style:writing-mode="lr-tb"/>
    </style:style>
    <style:style style:name="gr4" style:family="graphic" style:parent-style-name="standard">
      <style:graphic-properties draw:stroke="none" draw:fill="none" draw:auto-grow-height="true" fo:min-height="0.535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draw:auto-grow-height="true" draw:auto-grow-width="true" fo:min-height="0.48cm" fo:min-width="1.602cm" fo:padding-top="0.05cm" fo:padding-bottom="0.05cm" fo:padding-left="0.05cm" fo:padding-right="0.05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10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1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ebee"/>
      <style:paragraph-properties fo:text-align="center" style:writing-mode="lr-tb"/>
    </style:style>
    <style:style style:name="P3" style:family="paragraph">
      <loext:graphic-properties draw:fill-color="#fffde7"/>
      <style:paragraph-properties fo:text-align="center" style:writing-mode="lr-tb"/>
    </style:style>
    <style:style style:name="P4" style:family="paragraph">
      <loext:graphic-properties draw:fill-color="#e3f2f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color="#800080"/>
    </style:style>
    <style:style style:name="P7" style:family="paragraph">
      <loext:graphic-properties draw:fill="solid" draw:fill-color="#77bc65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9" style:family="paragraph">
      <loext:graphic-properties draw:fill="solid"/>
      <style:paragraph-properties fo:text-align="center"/>
      <style:text-properties fo:color="#bf0041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33cm" svg:height="1.016cm" svg:x="3.05cm" svg:y="1.042cm">
          <text:p text:style-name="P1">address of machine code for this wo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1.016cm" svg:x="0.127cm" svg:y="1.042cm">
          <text:p text:style-name="P1">3 <text:span text:style-name="T1">FOO</text:span> 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239cm" svg:height="1.016cm" svg:x="6.783cm" svg:y="1.042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445cm" svg:height="0.635cm" svg:x="5.994cm" svg:y="3.556cm">
          <draw:text-box>
            <text:p text:style-name="P5"><text:span text:style-name="T2">machine code somewhere</text:span></text:p>
          </draw:text-box>
        </draw:frame>
        <draw:line draw:style-name="gr5" draw:text-style-name="P7" draw:layer="layout" svg:x1="4.878cm" svg:y1="2.058cm" svg:x2="6.402cm" svg:y2="3.683cm">
          <text:p/>
        </draw:line>
        <draw:frame draw:style-name="gr6" draw:text-style-name="P8" draw:layer="layout" svg:width="1.228cm" svg:height="0.58cm" svg:x="0.97cm" svg:y="0cm">
          <draw:text-box>
            <text:p text:style-name="P5"><text:span text:style-name="T3">Header</text:span></text:p>
          </draw:text-box>
        </draw:frame>
        <draw:frame draw:style-name="gr7" draw:text-style-name="P8" draw:layer="layout" svg:width="1.702cm" svg:height="0.58cm" svg:x="4.141cm" svg:y="0.462cm">
          <draw:text-box>
            <text:p text:style-name="P5"><text:span text:style-name="T3">Code Field</text:span></text:p>
          </draw:text-box>
        </draw:frame>
        <draw:frame draw:style-name="gr8" draw:text-style-name="P8" draw:layer="layout" svg:width="2.562cm" svg:height="0.58cm" svg:x="9.12cm" svg:y="0.462cm">
          <draw:text-box>
            <text:p text:style-name="P5"><text:span text:style-name="T3">Parameter Field</text:span></text:p>
          </draw:text-box>
        </draw:frame>
        <draw:line draw:style-name="gr9" draw:text-style-name="P9" draw:layer="layout" svg:x1="0.89cm" svg:y1="0.326cm" svg:x2="0.128cm" svg:y2="0.326cm">
          <text:p/>
        </draw:line>
        <draw:line draw:style-name="gr9" draw:text-style-name="P9" draw:layer="layout" svg:x1="2.287cm" svg:y1="0.326cm" svg:x2="3.05cm" svg:y2="0.326cm">
          <text:p/>
        </draw:line>
        <draw:line draw:style-name="gr9" draw:text-style-name="P9" draw:layer="layout" svg:x1="7.672cm" svg:y1="0.326cm" svg:x2="3.05cm" svg:y2="0.326cm">
          <text:p/>
        </draw:line>
        <draw:line draw:style-name="gr9" draw:text-style-name="P9" draw:layer="layout" svg:x1="9.221cm" svg:y1="0.336cm" svg:x2="14.047cm" svg:y2="0.326cm">
          <text:p/>
        </draw:line>
        <draw:line draw:style-name="gr10" draw:text-style-name="P10" draw:layer="layout" svg:x1="7.198cm" svg:y1="2.058cm" svg:x2="7.198cm" svg:y2="2.667cm">
          <text:p/>
        </draw:line>
        <draw:frame draw:style-name="gr6" draw:text-style-name="P8" draw:layer="layout" svg:width="1.228cm" svg:height="0.58cm" svg:x="7.926cm" svg:y="0cm">
          <draw:text-box>
            <text:p text:style-name="P5"><text:span text:style-name="T3">Body</text:span></text:p>
          </draw:text-box>
        </draw:frame>
        <draw:frame draw:style-name="gr11" draw:text-style-name="P12" draw:layer="layout" svg:width="4.665cm" svg:height="0.58cm" svg:x="6.834cm" svg:y="2.595cm">
          <draw:text-box>
            <text:p text:style-name="P11"><text:span text:style-name="T2">Parameter Field Address</text:span></text:p>
          </draw:text-box>
        </draw:frame>
        <draw:frame draw:style-name="gr11" draw:text-style-name="P12" draw:layer="layout" svg:width="3.522cm" svg:height="0.58cm" svg:x="0.721cm" svg:y="2.595cm">
          <draw:text-box>
            <text:p text:style-name="P11"><text:span text:style-name="T2">Code Field Address</text:span></text:p>
          </draw:text-box>
        </draw:frame>
        <draw:line draw:style-name="gr10" draw:text-style-name="P10" draw:layer="layout" svg:x1="3.354cm" svg:y1="2.058cm" svg:x2="3.354cm" svg:y2="2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097cm" fo:page-height="4.1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2T11:42:52.557281131</dc:date>
    <meta:editing-duration>PT1H28M22S</meta:editing-duration>
    <meta:editing-cycles>10</meta:editing-cycles>
    <meta:generator>LibreOffice/6.4.7.2$Linux_X86_64 LibreOffice_project/40$Build-2</meta:generator>
    <meta:document-statistic meta:object-count="17"/>
  </office:meta>
</office:document-meta>
</file>